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D7D7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C9211E" fo:font-size="12pt" style:font-size-asian="12pt" style:font-size-complex="12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7" style:family="table-cell" style:parent-style-name="Default" style:data-style-name="N0">
      <style:table-cell-properties fo:border="thin solid #000000" style:vertical-align="middle" fo:background-color="#158466" style:repeat-content="false"/>
      <style:paragraph-properties fo:text-align="center"/>
      <style:text-properties fo:color="#FFFFFF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158466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fo:background-color="transparent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3.51366666666667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2.9845cm"/>
    </style:style>
    <style:style style:name="co5" style:family="table-column">
      <style:table-column-properties fo:break-before="auto" style:column-width="6.77333333333333cm"/>
    </style:style>
    <style:style style:name="co6" style:family="table-column">
      <style:table-column-properties fo:break-before="auto" style:column-width="5.715cm"/>
    </style:style>
    <style:style style:name="co7" style:family="table-column">
      <style:table-column-properties fo:break-before="auto" style:column-width="4.59316666666667cm"/>
    </style:style>
    <style:style style:name="co8" style:family="table-column">
      <style:table-column-properties fo:break-before="auto" style:column-width="3.47133333333333cm"/>
    </style:style>
    <style:style style:name="co9" style:family="table-column">
      <style:table-column-properties fo:break-before="auto" style:column-width="2.26483333333333cm"/>
    </style:style>
    <style:style style:name="co10" style:family="table-column">
      <style:table-column-properties fo:break-before="auto" style:column-width="1.862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4"/>
        <table:table-column table:style-name="co6" table:default-cell-style-name="ce14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number-columns-spanned="9" table:number-rows-spanned="1" table:style-name="ce15">
            <text:p>Registration in HR connec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number-columns-spanned="9" table:number-rows-spanned="1" table:style-name="ce21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2" table:style-name="ce17">
            <text:p>TC NO.</text:p>
          </table:table-cell>
          <table:table-cell office:value-type="string" table:number-columns-spanned="1" table:number-rows-spanned="2" table:style-name="ce17">
            <text:p>PRECONDITION</text:p>
          </table:table-cell>
          <table:table-cell office:value-type="string" table:number-columns-spanned="1" table:number-rows-spanned="2" table:style-name="ce17">
            <text:p>SCENARIO NAME</text:p>
          </table:table-cell>
          <table:table-cell office:value-type="string" table:number-columns-spanned="1" table:number-rows-spanned="2" table:style-name="ce17">
            <text:p>DESCRIPTION</text:p>
          </table:table-cell>
          <table:table-cell office:value-type="string" table:number-columns-spanned="1" table:number-rows-spanned="2" table:style-name="ce17">
            <text:p>ACTION</text:p>
          </table:table-cell>
          <table:table-cell office:value-type="string" table:number-columns-spanned="1" table:number-rows-spanned="2" table:style-name="ce17">
            <text:p>TEST DATA</text:p>
          </table:table-cell>
          <table:table-cell office:value-type="string" table:number-columns-spanned="1" table:number-rows-spanned="2" table:style-name="ce17">
            <text:p>EXPECTED RESULT</text:p>
          </table:table-cell>
          <table:table-cell office:value-type="string" table:number-columns-spanned="1" table:number-rows-spanned="2" table:style-name="ce18">
            <text:p>ACTUAL RESULT</text:p>
          </table:table-cell>
          <table:table-cell office:value-type="string" table:number-columns-spanned="1" table:number-rows-spanned="2" table:style-name="ce17">
            <text:p>STATUS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21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13" table:style-name="ce19">
            <text:p>TC_01</text:p>
          </table:table-cell>
          <table:table-cell office:value-type="string" table:number-columns-spanned="1" table:number-rows-spanned="13" table:style-name="ce20">
            <text:p>Login with valid User, HR connect page must be visible</text:p>
          </table:table-cell>
          <table:table-cell office:value-type="string" table:number-columns-spanned="1" table:number-rows-spanned="13" table:style-name="ce19">
            <text:p>Send</text:p>
          </table:table-cell>
          <table:table-cell office:value-type="string" table:number-columns-spanned="1" table:number-rows-spanned="13" table:style-name="ce19">
            <text:p>Valid Details</text:p>
          </table:table-cell>
          <table:table-cell office:value-type="string" table:style-name="ce5">
            <text:p>1. <text:s text:c="2"/>Employee Id</text:p>
          </table:table-cell>
          <table:table-cell office:value-type="string" table:style-name="ce5">
            <text:p>1. <text:s text:c="2"/>System fetches <text:s/>Id</text:p>
          </table:table-cell>
          <table:table-cell office:value-type="string" table:number-columns-spanned="1" table:number-rows-spanned="13" table:style-name="ce20">
            <text:p>Validate Successfully and send successfully</text:p>
          </table:table-cell>
          <table:table-cell table:number-columns-spanned="1" table:number-rows-spanned="13" table:style-name="ce21"/>
          <table:table-cell table:number-columns-spanned="1" table:number-rows-spanned="13" table:style-name="ce21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2. <text:s text:c="2"/>Employee Name</text:p>
          </table:table-cell>
          <table:table-cell office:value-type="string" table:style-name="ce6">
            <text:p>2. <text:s text:c="2"/>System fetches Nam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3. <text:s text:c="2"/>E-Mail Id</text:p>
          </table:table-cell>
          <table:table-cell office:value-type="string" table:style-name="ce6">
            <text:p>3. <text:s text:c="2"/>System fetches Email I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4. <text:s text:c="2"/>Enter Project/Dept.</text:p>
          </table:table-cell>
          <table:table-cell office:value-type="string" table:style-name="ce6">
            <text:p>4. <text:s text:c="2"/>Valid Project/Dept.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5. <text:s text:c="2"/>Select Location</text:p>
          </table:table-cell>
          <table:table-cell office:value-type="string" table:style-name="ce6">
            <text:p>5. <text:s text:c="2"/>Locat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6. <text:s text:c="2"/>Enter Extension</text:p>
          </table:table-cell>
          <table:table-cell office:value-type="string" table:style-name="ce6">
            <text:p>6. <text:s text:c="2"/>Valid Extens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7. <text:s text:c="2"/>Enter Reporting Manager</text:p>
          </table:table-cell>
          <table:table-cell office:value-type="string" table:style-name="ce6">
            <text:p>7. <text:s text:c="2"/>Valid Reporting Manager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8. <text:s text:c="2"/>Enter Issue</text:p>
          </table:table-cell>
          <table:table-cell office:value-type="string" table:style-name="ce6">
            <text:p>8. <text:s text:c="2"/>Type Issu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9. <text:s text:c="2"/>Select Issue Category</text:p>
          </table:table-cell>
          <table:table-cell office:value-type="string" table:style-name="ce6">
            <text:p>9. <text:s text:c="3"/>Issue Categor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0. Select Issue Sub Category</text:p>
          </table:table-cell>
          <table:table-cell office:value-type="string" table:style-name="ce6">
            <text:p>10. <text:s/>Issue Sub Categor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1. Select Severity Level</text:p>
          </table:table-cell>
          <table:table-cell office:value-type="string" table:style-name="ce6">
            <text:p>11. <text:s/>Severity Level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2. Select Expected Completion</text:p>
          </table:table-cell>
          <table:table-cell office:value-type="string" table:style-name="ce6">
            <text:p>12. <text:s/>Vali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7">
            <text:p>13. Click Send button</text:p>
          </table:table-cell>
          <table:table-cell office:value-type="string" table:style-name="ce7">
            <text:p>13. <text:s/>Click Sen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21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13" table:style-name="ce19">
            <text:p>TC_02</text:p>
          </table:table-cell>
          <table:table-cell office:value-type="string" table:number-columns-spanned="1" table:number-rows-spanned="13" table:style-name="ce20">
            <text:p>Login with valid User, HR connect page must be visible</text:p>
          </table:table-cell>
          <table:table-cell office:value-type="string" table:number-columns-spanned="1" table:number-rows-spanned="13" table:style-name="ce19">
            <text:p>Send</text:p>
          </table:table-cell>
          <table:table-cell office:value-type="string" table:number-columns-spanned="1" table:number-rows-spanned="13" table:style-name="ce20">
            <text:p>Empty Project/Dept.</text:p>
          </table:table-cell>
          <table:table-cell office:value-type="string" table:style-name="ce5">
            <text:p>1. <text:s text:c="2"/>Employee Id</text:p>
          </table:table-cell>
          <table:table-cell office:value-type="string" table:style-name="ce5">
            <text:p>1. <text:s text:c="2"/>System fetches <text:s/>Id</text:p>
          </table:table-cell>
          <table:table-cell office:value-type="string" table:number-columns-spanned="1" table:number-rows-spanned="13" table:style-name="ce20">
            <text:p>Validate the fields and prompt to Fill the Project/Dept. Field</text:p>
          </table:table-cell>
          <table:table-cell table:number-columns-spanned="1" table:number-rows-spanned="13" table:style-name="ce21"/>
          <table:table-cell table:number-columns-spanned="1" table:number-rows-spanned="13" table:style-name="ce21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2. <text:s text:c="2"/>Employee Name</text:p>
          </table:table-cell>
          <table:table-cell office:value-type="string" table:style-name="ce6">
            <text:p>2. <text:s text:c="2"/>System fetches Nam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3. <text:s text:c="2"/>E-Mail Id</text:p>
          </table:table-cell>
          <table:table-cell office:value-type="string" table:style-name="ce6">
            <text:p>3. <text:s text:c="2"/>System fetches Email I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8">
            <text:p>4. <text:s text:c="2"/>Empty Project/Dept.</text:p>
          </table:table-cell>
          <table:table-cell office:value-type="string" table:style-name="ce6">
            <text:p>4. <text:s text:c="2"/>No Project/Dept.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5. <text:s text:c="2"/>Select Location</text:p>
          </table:table-cell>
          <table:table-cell office:value-type="string" table:style-name="ce6">
            <text:p>5. <text:s text:c="2"/>Locat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6. <text:s text:c="2"/>Enter Extension</text:p>
          </table:table-cell>
          <table:table-cell office:value-type="string" table:style-name="ce6">
            <text:p>6. <text:s text:c="2"/>Valid Extens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7. <text:s text:c="2"/>Enter Reporting Manager</text:p>
          </table:table-cell>
          <table:table-cell office:value-type="string" table:style-name="ce6">
            <text:p>7. <text:s text:c="2"/>Valid Reporting Manager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8. <text:s text:c="2"/>Enter Issue</text:p>
          </table:table-cell>
          <table:table-cell office:value-type="string" table:style-name="ce6">
            <text:p>8. <text:s text:c="2"/>Type Issu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9. <text:s text:c="2"/>Select Issue Category</text:p>
          </table:table-cell>
          <table:table-cell office:value-type="string" table:style-name="ce6">
            <text:p>9. <text:s text:c="3"/>Issue Categor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0. Select Issue Sub Category</text:p>
          </table:table-cell>
          <table:table-cell office:value-type="string" table:style-name="ce6">
            <text:p>10. <text:s/>Issue Sub Categor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1. Select Severity Level</text:p>
          </table:table-cell>
          <table:table-cell office:value-type="string" table:style-name="ce6">
            <text:p>11. <text:s/>Severity Level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2. Select Expected Completion</text:p>
          </table:table-cell>
          <table:table-cell office:value-type="string" table:style-name="ce6">
            <text:p>12. <text:s/>Vali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7">
            <text:p>13. Click Send button</text:p>
          </table:table-cell>
          <table:table-cell office:value-type="string" table:style-name="ce7">
            <text:p>13. <text:s/>Click Sen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21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13" table:style-name="ce19">
            <text:p>TC_03</text:p>
          </table:table-cell>
          <table:table-cell office:value-type="string" table:number-columns-spanned="1" table:number-rows-spanned="13" table:style-name="ce20">
            <text:p>Login with valid User, HR connect page must be visible</text:p>
          </table:table-cell>
          <table:table-cell office:value-type="string" table:number-columns-spanned="1" table:number-rows-spanned="13" table:style-name="ce19">
            <text:p>Send</text:p>
          </table:table-cell>
          <table:table-cell office:value-type="string" table:number-columns-spanned="1" table:number-rows-spanned="13" table:style-name="ce20">
            <text:p>Empty Location</text:p>
          </table:table-cell>
          <table:table-cell office:value-type="string" table:style-name="ce5">
            <text:p>1. <text:s text:c="2"/>Employee Id</text:p>
          </table:table-cell>
          <table:table-cell office:value-type="string" table:style-name="ce5">
            <text:p>1. <text:s text:c="2"/>System fetches <text:s/>Id</text:p>
          </table:table-cell>
          <table:table-cell office:value-type="string" table:number-columns-spanned="1" table:number-rows-spanned="13" table:style-name="ce20">
            <text:p>Validate the fields and prompt to Select the Location Field</text:p>
          </table:table-cell>
          <table:table-cell table:number-columns-spanned="1" table:number-rows-spanned="13" table:style-name="ce21"/>
          <table:table-cell table:number-columns-spanned="1" table:number-rows-spanned="13" table:style-name="ce21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2. <text:s text:c="2"/>Employee Name</text:p>
          </table:table-cell>
          <table:table-cell office:value-type="string" table:style-name="ce6">
            <text:p>2. <text:s text:c="2"/>System fetches Nam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3. <text:s text:c="2"/>E-Mail Id</text:p>
          </table:table-cell>
          <table:table-cell office:value-type="string" table:style-name="ce6">
            <text:p>3. <text:s text:c="2"/>System fetches Email I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4. <text:s text:c="2"/>Enter Project/Dept.</text:p>
          </table:table-cell>
          <table:table-cell office:value-type="string" table:style-name="ce6">
            <text:p>4. <text:s text:c="2"/>Valid Project/Dept.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8">
            <text:p>5. <text:s text:c="2"/>Empty Location</text:p>
          </table:table-cell>
          <table:table-cell office:value-type="string" table:style-name="ce6">
            <text:p>5. <text:s text:c="2"/>No Location is selecte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6. <text:s text:c="2"/>Enter Extension</text:p>
          </table:table-cell>
          <table:table-cell office:value-type="string" table:style-name="ce6">
            <text:p>6. <text:s text:c="2"/>Valid Extens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7. <text:s text:c="2"/>Enter Reporting Manager</text:p>
          </table:table-cell>
          <table:table-cell office:value-type="string" table:style-name="ce6">
            <text:p>7. <text:s text:c="2"/>Valid Reporting Manager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8. <text:s text:c="2"/>Enter Issue</text:p>
          </table:table-cell>
          <table:table-cell office:value-type="string" table:style-name="ce6">
            <text:p>8. <text:s text:c="2"/>Type Issu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9. <text:s text:c="2"/>Select Issue Category</text:p>
          </table:table-cell>
          <table:table-cell office:value-type="string" table:style-name="ce6">
            <text:p>9. <text:s text:c="3"/>Issue Categor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0. Select Issue Sub Category</text:p>
          </table:table-cell>
          <table:table-cell office:value-type="string" table:style-name="ce6">
            <text:p>10. <text:s/>Issue Sub Categor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1. Select Severity Level</text:p>
          </table:table-cell>
          <table:table-cell office:value-type="string" table:style-name="ce6">
            <text:p>11. <text:s/>Severity Level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2. Select Expected Completion</text:p>
          </table:table-cell>
          <table:table-cell office:value-type="string" table:style-name="ce6">
            <text:p>12. <text:s/>Vali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7">
            <text:p>13. Click Send button</text:p>
          </table:table-cell>
          <table:table-cell office:value-type="string" table:style-name="ce7">
            <text:p>13. <text:s/>Click Sen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21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13" table:style-name="ce19">
            <text:p>TC_04</text:p>
          </table:table-cell>
          <table:table-cell office:value-type="string" table:number-columns-spanned="1" table:number-rows-spanned="13" table:style-name="ce20">
            <text:p>Login with valid User, HR connect page must be visible</text:p>
          </table:table-cell>
          <table:table-cell office:value-type="string" table:number-columns-spanned="1" table:number-rows-spanned="13" table:style-name="ce19">
            <text:p>Send</text:p>
          </table:table-cell>
          <table:table-cell office:value-type="string" table:number-columns-spanned="1" table:number-rows-spanned="13" table:style-name="ce20">
            <text:p>Empty Extension</text:p>
          </table:table-cell>
          <table:table-cell office:value-type="string" table:style-name="ce5">
            <text:p>1. <text:s text:c="2"/>Employee Id</text:p>
          </table:table-cell>
          <table:table-cell office:value-type="string" table:style-name="ce5">
            <text:p>1. <text:s text:c="2"/>System fetches <text:s/>Id</text:p>
          </table:table-cell>
          <table:table-cell office:value-type="string" table:number-columns-spanned="1" table:number-rows-spanned="13" table:style-name="ce20">
            <text:p>Validate the fields and prompt to fill the Extension Field</text:p>
          </table:table-cell>
          <table:table-cell table:number-columns-spanned="1" table:number-rows-spanned="13" table:style-name="ce21"/>
          <table:table-cell table:number-columns-spanned="1" table:number-rows-spanned="13" table:style-name="ce21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2. <text:s text:c="2"/>Employee Name</text:p>
          </table:table-cell>
          <table:table-cell office:value-type="string" table:style-name="ce6">
            <text:p>2. <text:s text:c="2"/>System fetches Nam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3. <text:s text:c="2"/>E-Mail Id</text:p>
          </table:table-cell>
          <table:table-cell office:value-type="string" table:style-name="ce6">
            <text:p>3. <text:s text:c="2"/>System fetches Email I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4. <text:s text:c="2"/>Enter Project/Dept.</text:p>
          </table:table-cell>
          <table:table-cell office:value-type="string" table:style-name="ce6">
            <text:p>4. <text:s text:c="2"/>Valid Project/Dept.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9">
            <text:p>5. <text:s text:c="2"/>Select Location</text:p>
          </table:table-cell>
          <table:table-cell office:value-type="string" table:style-name="ce6">
            <text:p>5. <text:s text:c="2"/>Locat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8">
            <text:p>6. <text:s text:c="2"/>Empty Extension</text:p>
          </table:table-cell>
          <table:table-cell office:value-type="string" table:style-name="ce6">
            <text:p>6. <text:s text:c="2"/>No Extens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7. <text:s text:c="2"/>Enter Reporting Manager</text:p>
          </table:table-cell>
          <table:table-cell office:value-type="string" table:style-name="ce6">
            <text:p>7. <text:s text:c="2"/>Valid Reporting Manager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8. <text:s text:c="2"/>Enter Issue</text:p>
          </table:table-cell>
          <table:table-cell office:value-type="string" table:style-name="ce6">
            <text:p>8. <text:s text:c="2"/>Type Issu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9. <text:s text:c="2"/>Select Issue Category</text:p>
          </table:table-cell>
          <table:table-cell office:value-type="string" table:style-name="ce6">
            <text:p>9. <text:s text:c="3"/>Issue Categor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0. Select Issue Sub Category</text:p>
          </table:table-cell>
          <table:table-cell office:value-type="string" table:style-name="ce6">
            <text:p>10. <text:s/>Issue Sub Categor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1. Select Severity Level</text:p>
          </table:table-cell>
          <table:table-cell office:value-type="string" table:style-name="ce6">
            <text:p>11. <text:s/>Severity Level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2. Select Expected Completion</text:p>
          </table:table-cell>
          <table:table-cell office:value-type="string" table:style-name="ce6">
            <text:p>12. <text:s/>Vali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7">
            <text:p>13. Click Send button</text:p>
          </table:table-cell>
          <table:table-cell office:value-type="string" table:style-name="ce7">
            <text:p>13. <text:s/>Click Sen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21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13" table:style-name="ce19">
            <text:p>TC_05</text:p>
          </table:table-cell>
          <table:table-cell office:value-type="string" table:number-columns-spanned="1" table:number-rows-spanned="13" table:style-name="ce20">
            <text:p>Login with valid User, HR connect page must be visible</text:p>
          </table:table-cell>
          <table:table-cell office:value-type="string" table:number-columns-spanned="1" table:number-rows-spanned="13" table:style-name="ce19">
            <text:p>Send</text:p>
          </table:table-cell>
          <table:table-cell office:value-type="string" table:number-columns-spanned="1" table:number-rows-spanned="13" table:style-name="ce20">
            <text:p>Invalid Extension (if extension greater than 4)</text:p>
          </table:table-cell>
          <table:table-cell office:value-type="string" table:style-name="ce5">
            <text:p>1. <text:s text:c="2"/>Employee Id</text:p>
          </table:table-cell>
          <table:table-cell office:value-type="string" table:style-name="ce5">
            <text:p>1. <text:s text:c="2"/>System fetches <text:s/>Id</text:p>
          </table:table-cell>
          <table:table-cell office:value-type="string" table:number-columns-spanned="1" table:number-rows-spanned="13" table:style-name="ce20">
            <text:p>Validate the fields and prompt to enter valid Extension, that the extension field can only have max. length as 4</text:p>
          </table:table-cell>
          <table:table-cell table:number-columns-spanned="1" table:number-rows-spanned="13" table:style-name="ce21"/>
          <table:table-cell table:number-columns-spanned="1" table:number-rows-spanned="13" table:style-name="ce21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2. <text:s text:c="2"/>Employee Name</text:p>
          </table:table-cell>
          <table:table-cell office:value-type="string" table:style-name="ce6">
            <text:p>2. <text:s text:c="2"/>System fetches Nam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3. <text:s text:c="2"/>E-Mail Id</text:p>
          </table:table-cell>
          <table:table-cell office:value-type="string" table:style-name="ce6">
            <text:p>3. <text:s text:c="2"/>System fetches Email I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4. <text:s text:c="2"/>Enter Project/Dept.</text:p>
          </table:table-cell>
          <table:table-cell office:value-type="string" table:style-name="ce6">
            <text:p>4. <text:s text:c="2"/>Valid Project/Dept.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9">
            <text:p>5. <text:s text:c="2"/>Select Location</text:p>
          </table:table-cell>
          <table:table-cell office:value-type="string" table:style-name="ce6">
            <text:p>5. <text:s text:c="2"/>Locat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8">
            <text:p>6. <text:s text:c="2"/>Invalid Extension</text:p>
          </table:table-cell>
          <table:table-cell office:value-type="string" table:style-name="ce6">
            <text:p>6. <text:s text:c="2"/>Invalid Extens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7. <text:s text:c="2"/>Enter Reporting Manager</text:p>
          </table:table-cell>
          <table:table-cell office:value-type="string" table:style-name="ce6">
            <text:p>7. <text:s text:c="2"/>Valid Reporting Manager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8. <text:s text:c="2"/>Enter Issue</text:p>
          </table:table-cell>
          <table:table-cell office:value-type="string" table:style-name="ce6">
            <text:p>8. <text:s text:c="2"/>Type Issu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9. <text:s text:c="2"/>Select Issue Category</text:p>
          </table:table-cell>
          <table:table-cell office:value-type="string" table:style-name="ce6">
            <text:p>9. <text:s text:c="3"/>Issue Categor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0. Select Issue Sub Category</text:p>
          </table:table-cell>
          <table:table-cell office:value-type="string" table:style-name="ce6">
            <text:p>10. <text:s/>Issue Sub Categor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1. Select Severity Level</text:p>
          </table:table-cell>
          <table:table-cell office:value-type="string" table:style-name="ce6">
            <text:p>11. <text:s/>Severity Level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2. Select Expected Completion</text:p>
          </table:table-cell>
          <table:table-cell office:value-type="string" table:style-name="ce6">
            <text:p>12. <text:s/>Vali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7">
            <text:p>13. Click Send button</text:p>
          </table:table-cell>
          <table:table-cell office:value-type="string" table:style-name="ce7">
            <text:p>13. <text:s/>Click Sen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repeated="4" table:style-name="ce2"/>
          <table:table-cell table:number-columns-repeated="2" table:style-name="ce6"/>
          <table:table-cell table:number-columns-repeated="3" table:style-name="ce2"/>
          <table:table-cell table:number-columns-repeated="16375"/>
        </table:table-row>
        <table:table-row table:style-name="ro2">
          <table:table-cell office:value-type="string" table:number-columns-spanned="1" table:number-rows-spanned="13" table:style-name="ce19">
            <text:p>TC_06</text:p>
          </table:table-cell>
          <table:table-cell office:value-type="string" table:number-columns-spanned="1" table:number-rows-spanned="13" table:style-name="ce20">
            <text:p>Login with valid User, HR connect page must be visible</text:p>
          </table:table-cell>
          <table:table-cell office:value-type="string" table:number-columns-spanned="1" table:number-rows-spanned="13" table:style-name="ce19">
            <text:p>Send</text:p>
          </table:table-cell>
          <table:table-cell office:value-type="string" table:number-columns-spanned="1" table:number-rows-spanned="13" table:style-name="ce20">
            <text:p>Empty Reporting Manager</text:p>
          </table:table-cell>
          <table:table-cell office:value-type="string" table:style-name="ce5">
            <text:p>1. <text:s text:c="2"/>Employee Id</text:p>
          </table:table-cell>
          <table:table-cell office:value-type="string" table:style-name="ce5">
            <text:p>1. <text:s text:c="2"/>System fetches <text:s/>Id</text:p>
          </table:table-cell>
          <table:table-cell office:value-type="string" table:number-columns-spanned="1" table:number-rows-spanned="13" table:style-name="ce20">
            <text:p>Validate the fields and prompt to fill the Reporting Manager Field</text:p>
          </table:table-cell>
          <table:table-cell table:number-columns-spanned="1" table:number-rows-spanned="13" table:style-name="ce21"/>
          <table:table-cell table:number-columns-spanned="1" table:number-rows-spanned="13" table:style-name="ce21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2. <text:s text:c="2"/>Employee Name</text:p>
          </table:table-cell>
          <table:table-cell office:value-type="string" table:style-name="ce6">
            <text:p>2. <text:s text:c="2"/>System fetches Nam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3. <text:s text:c="2"/>E-Mail Id</text:p>
          </table:table-cell>
          <table:table-cell office:value-type="string" table:style-name="ce6">
            <text:p>3. <text:s text:c="2"/>System fetches Email I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4. <text:s text:c="2"/>Enter Project/Dept.</text:p>
          </table:table-cell>
          <table:table-cell office:value-type="string" table:style-name="ce6">
            <text:p>4. <text:s text:c="2"/>Valid Project/Dept.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9">
            <text:p>5. <text:s text:c="2"/>Select Location</text:p>
          </table:table-cell>
          <table:table-cell office:value-type="string" table:style-name="ce6">
            <text:p>5. <text:s text:c="2"/>Locat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6. <text:s text:c="2"/>Enter Extension</text:p>
          </table:table-cell>
          <table:table-cell office:value-type="string" table:style-name="ce6">
            <text:p>6. <text:s text:c="2"/>Valid Extens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8">
            <text:p>7. <text:s text:c="2"/>Empty Reporting Manager</text:p>
          </table:table-cell>
          <table:table-cell office:value-type="string" table:style-name="ce6">
            <text:p>7. <text:s text:c="3"/>No Reporting Manager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8. <text:s text:c="2"/>Enter Issue</text:p>
          </table:table-cell>
          <table:table-cell office:value-type="string" table:style-name="ce6">
            <text:p>8. <text:s text:c="2"/>Type Issu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9. <text:s text:c="2"/>Select Issue Category</text:p>
          </table:table-cell>
          <table:table-cell office:value-type="string" table:style-name="ce6">
            <text:p>9. <text:s text:c="3"/>Issue Categor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0. Select Issue Sub Category</text:p>
          </table:table-cell>
          <table:table-cell office:value-type="string" table:style-name="ce6">
            <text:p>10. <text:s/>Issue Sub Categor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1. Select Severity Level</text:p>
          </table:table-cell>
          <table:table-cell office:value-type="string" table:style-name="ce6">
            <text:p>11. <text:s/>Severity Level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2. Select Expected Completion</text:p>
          </table:table-cell>
          <table:table-cell office:value-type="string" table:style-name="ce6">
            <text:p>12. <text:s/>Vali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7">
            <text:p>13. Click Send button</text:p>
          </table:table-cell>
          <table:table-cell office:value-type="string" table:style-name="ce7">
            <text:p>13. <text:s/>Click Sen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21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13" table:style-name="ce19">
            <text:p>TC_07</text:p>
          </table:table-cell>
          <table:table-cell office:value-type="string" table:number-columns-spanned="1" table:number-rows-spanned="13" table:style-name="ce20">
            <text:p>Login with valid User, HR connect page must be visible</text:p>
          </table:table-cell>
          <table:table-cell office:value-type="string" table:number-columns-spanned="1" table:number-rows-spanned="13" table:style-name="ce19">
            <text:p>Send</text:p>
          </table:table-cell>
          <table:table-cell office:value-type="string" table:number-columns-spanned="1" table:number-rows-spanned="13" table:style-name="ce20">
            <text:p>Entering invalid Reporting Manager (i.e., entering special characters)</text:p>
          </table:table-cell>
          <table:table-cell office:value-type="string" table:style-name="ce5">
            <text:p>1. <text:s text:c="2"/>Employee Id</text:p>
          </table:table-cell>
          <table:table-cell office:value-type="string" table:style-name="ce5">
            <text:p>1. <text:s text:c="2"/>System fetches <text:s/>Id</text:p>
          </table:table-cell>
          <table:table-cell office:value-type="string" table:number-columns-spanned="1" table:number-rows-spanned="13" table:style-name="ce20">
            <text:p>Validate the fields and prompt to fill valid Reporting Manager, that special characters are not allowed</text:p>
          </table:table-cell>
          <table:table-cell table:number-columns-spanned="1" table:number-rows-spanned="13" table:style-name="ce21"/>
          <table:table-cell table:number-columns-spanned="1" table:number-rows-spanned="13" table:style-name="ce21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2. <text:s text:c="2"/>Employee Name</text:p>
          </table:table-cell>
          <table:table-cell office:value-type="string" table:style-name="ce6">
            <text:p>2. <text:s text:c="2"/>System fetches Nam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3. <text:s text:c="2"/>E-Mail Id</text:p>
          </table:table-cell>
          <table:table-cell office:value-type="string" table:style-name="ce6">
            <text:p>3. <text:s text:c="2"/>System fetches Email I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4. <text:s text:c="2"/>Enter Project/Dept.</text:p>
          </table:table-cell>
          <table:table-cell office:value-type="string" table:style-name="ce6">
            <text:p>4. <text:s text:c="2"/>Valid Project/Dept.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9">
            <text:p>5. <text:s text:c="2"/>Select Location</text:p>
          </table:table-cell>
          <table:table-cell office:value-type="string" table:style-name="ce6">
            <text:p>5. <text:s text:c="2"/>Locat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6. <text:s text:c="2"/>Enter Extension</text:p>
          </table:table-cell>
          <table:table-cell office:value-type="string" table:style-name="ce6">
            <text:p>6. <text:s text:c="2"/>Valid Extens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8">
            <text:p>7. <text:s text:c="2"/>Invalid Reporting Manager</text:p>
          </table:table-cell>
          <table:table-cell office:value-type="string" table:style-name="ce6">
            <text:p>7. <text:s text:c="3"/>Invalid Reporting Manager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8. <text:s text:c="2"/>Enter Issue</text:p>
          </table:table-cell>
          <table:table-cell office:value-type="string" table:style-name="ce6">
            <text:p>8. <text:s text:c="2"/>Type Issu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9. <text:s text:c="2"/>Select Issue Category</text:p>
          </table:table-cell>
          <table:table-cell office:value-type="string" table:style-name="ce6">
            <text:p>9. <text:s text:c="3"/>Issue Categor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0. Select Issue Sub Category</text:p>
          </table:table-cell>
          <table:table-cell office:value-type="string" table:style-name="ce6">
            <text:p>10. <text:s/>Issue Sub Categor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1. Select Severity Level</text:p>
          </table:table-cell>
          <table:table-cell office:value-type="string" table:style-name="ce6">
            <text:p>11. <text:s/>Severity Level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2. Select Expected Completion</text:p>
          </table:table-cell>
          <table:table-cell office:value-type="string" table:style-name="ce6">
            <text:p>12. <text:s/>Vali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7">
            <text:p>13. Click Send button</text:p>
          </table:table-cell>
          <table:table-cell office:value-type="string" table:style-name="ce7">
            <text:p>13. <text:s/>Click Sen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21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13" table:style-name="ce19">
            <text:p>TC_08</text:p>
          </table:table-cell>
          <table:table-cell office:value-type="string" table:number-columns-spanned="1" table:number-rows-spanned="13" table:style-name="ce20">
            <text:p>Login with valid User, HR connect page must be visible</text:p>
          </table:table-cell>
          <table:table-cell office:value-type="string" table:number-columns-spanned="1" table:number-rows-spanned="13" table:style-name="ce19">
            <text:p>Send</text:p>
          </table:table-cell>
          <table:table-cell office:value-type="string" table:number-columns-spanned="1" table:number-rows-spanned="13" table:style-name="ce20">
            <text:p>Without entering Issues</text:p>
          </table:table-cell>
          <table:table-cell office:value-type="string" table:style-name="ce5">
            <text:p>1. <text:s text:c="2"/>Employee Id</text:p>
          </table:table-cell>
          <table:table-cell office:value-type="string" table:style-name="ce5">
            <text:p>1. <text:s text:c="2"/>System fetches <text:s/>Id</text:p>
          </table:table-cell>
          <table:table-cell office:value-type="string" table:number-columns-spanned="1" table:number-rows-spanned="13" table:style-name="ce20">
            <text:p>Validate the fields and prompt to fill the Issue Field</text:p>
          </table:table-cell>
          <table:table-cell table:number-columns-spanned="1" table:number-rows-spanned="13" table:style-name="ce21"/>
          <table:table-cell table:number-columns-spanned="1" table:number-rows-spanned="13" table:style-name="ce21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2. <text:s text:c="2"/>Employee Name</text:p>
          </table:table-cell>
          <table:table-cell office:value-type="string" table:style-name="ce6">
            <text:p>2. <text:s text:c="2"/>System fetches Nam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3. <text:s text:c="2"/>E-Mail Id</text:p>
          </table:table-cell>
          <table:table-cell office:value-type="string" table:style-name="ce6">
            <text:p>3. <text:s text:c="2"/>System fetches Email I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4. <text:s text:c="2"/>Enter Project/Dept.</text:p>
          </table:table-cell>
          <table:table-cell office:value-type="string" table:style-name="ce6">
            <text:p>4. <text:s text:c="2"/>Valid Project/Dept.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5. <text:s text:c="2"/>Select Location</text:p>
          </table:table-cell>
          <table:table-cell office:value-type="string" table:style-name="ce6">
            <text:p>5. <text:s text:c="2"/>Locat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6. <text:s text:c="2"/>Enter Extension</text:p>
          </table:table-cell>
          <table:table-cell office:value-type="string" table:style-name="ce6">
            <text:p>6. <text:s text:c="2"/>Valid Extens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7. <text:s text:c="2"/>Enter Reporting Manager</text:p>
          </table:table-cell>
          <table:table-cell office:value-type="string" table:style-name="ce6">
            <text:p>7. <text:s text:c="2"/>Valid Reporting Manager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8">
            <text:p>8. <text:s text:c="2"/>Empty Issue</text:p>
          </table:table-cell>
          <table:table-cell office:value-type="string" table:style-name="ce6">
            <text:p>8. <text:s text:c="2"/>No Issue entere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9. <text:s text:c="2"/>Select Issue Category</text:p>
          </table:table-cell>
          <table:table-cell office:value-type="string" table:style-name="ce6">
            <text:p>9. <text:s text:c="3"/>Issue Categor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0. Select Issue Sub Category</text:p>
          </table:table-cell>
          <table:table-cell office:value-type="string" table:style-name="ce6">
            <text:p>10. <text:s/>Issue Sub Categor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1. Select Severity Level</text:p>
          </table:table-cell>
          <table:table-cell office:value-type="string" table:style-name="ce6">
            <text:p>11. <text:s/>Severity Level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2. Select Expected Completion</text:p>
          </table:table-cell>
          <table:table-cell office:value-type="string" table:style-name="ce6">
            <text:p>12. <text:s/>Vali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7">
            <text:p>13. Click Send button</text:p>
          </table:table-cell>
          <table:table-cell office:value-type="string" table:style-name="ce7">
            <text:p>13. <text:s/>Click Sen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21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9" table:style-name="ce19">
            <text:p>TC_09</text:p>
          </table:table-cell>
          <table:table-cell office:value-type="string" table:number-columns-spanned="1" table:number-rows-spanned="9" table:style-name="ce20">
            <text:p>Login with valid User, HR connect page must be visible</text:p>
          </table:table-cell>
          <table:table-cell office:value-type="string" table:number-columns-spanned="1" table:number-rows-spanned="9" table:style-name="ce19">
            <text:p>Send</text:p>
          </table:table-cell>
          <table:table-cell office:value-type="string" table:number-columns-spanned="1" table:number-rows-spanned="9" table:style-name="ce20">
            <text:p>Entering only mandatory fields and keeping rest empty</text:p>
          </table:table-cell>
          <table:table-cell office:value-type="string" table:style-name="ce5">
            <text:p>1. <text:s text:c="2"/>Employee Id</text:p>
          </table:table-cell>
          <table:table-cell office:value-type="string" table:style-name="ce5">
            <text:p>1. <text:s text:c="2"/>System fetches <text:s/>Id</text:p>
          </table:table-cell>
          <table:table-cell office:value-type="string" table:number-columns-spanned="1" table:number-rows-spanned="9" table:style-name="ce20">
            <text:p>Validate Successfully and send successfully</text:p>
          </table:table-cell>
          <table:table-cell table:number-columns-spanned="1" table:number-rows-spanned="9" table:style-name="ce21"/>
          <table:table-cell table:number-columns-spanned="1" table:number-rows-spanned="9" table:style-name="ce21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2. <text:s text:c="2"/>Employee Name</text:p>
          </table:table-cell>
          <table:table-cell office:value-type="string" table:style-name="ce6">
            <text:p>2. <text:s text:c="2"/>System fetches Nam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3. <text:s text:c="2"/>E-Mail Id</text:p>
          </table:table-cell>
          <table:table-cell office:value-type="string" table:style-name="ce6">
            <text:p>3. <text:s text:c="2"/>System fetches Email I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4. <text:s text:c="2"/>Enter Project/Dept.</text:p>
          </table:table-cell>
          <table:table-cell office:value-type="string" table:style-name="ce6">
            <text:p>4. <text:s text:c="2"/>Valid Project/Dept.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5. <text:s text:c="2"/>Select Location</text:p>
          </table:table-cell>
          <table:table-cell office:value-type="string" table:style-name="ce6">
            <text:p>5. <text:s text:c="2"/>Locat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6. <text:s text:c="2"/>Enter Extension</text:p>
          </table:table-cell>
          <table:table-cell office:value-type="string" table:style-name="ce6">
            <text:p>6. <text:s text:c="2"/>Valid Extensi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7. <text:s text:c="2"/>Enter Reporting Manager</text:p>
          </table:table-cell>
          <table:table-cell office:value-type="string" table:style-name="ce6">
            <text:p>7. <text:s text:c="2"/>Valid Reporting Manager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8. <text:s text:c="2"/>Enter Issue</text:p>
          </table:table-cell>
          <table:table-cell office:value-type="string" table:style-name="ce6">
            <text:p>8. <text:s text:c="2"/>Type Issu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7">
            <text:p>9. Click Send button</text:p>
          </table:table-cell>
          <table:table-cell office:value-type="string" table:style-name="ce7">
            <text:p>9. <text:s/>Click Sen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21"/>
          <table:covered-table-cell table:number-columns-repeated="8"/>
          <table:table-cell table:number-columns-repeated="16375"/>
        </table:table-row>
        <table:table-row table:style-name="ro2">
          <table:table-cell table:style-name="ce3"/>
          <table:table-cell table:style-name="ce4"/>
          <table:table-cell table:style-name="ce3"/>
          <table:table-cell table:style-name="ce4"/>
          <table:table-cell table:number-columns-repeated="2" table:style-name="ce11"/>
          <table:table-cell table:style-name="ce4"/>
          <table:table-cell table:number-columns-repeated="2" table:style-name="ce3"/>
          <table:table-cell table:number-columns-repeated="16375"/>
        </table:table-row>
        <table:table-row table:style-name="ro2">
          <table:table-cell table:number-columns-spanned="9" table:number-rows-spanned="1" table:style-name="ce21"/>
          <table:covered-table-cell table:number-columns-repeated="8"/>
          <table:table-cell table:number-columns-repeated="16375"/>
        </table:table-row>
        <table:table-row table:style-name="ro2">
          <table:table-cell table:style-name="ce3"/>
          <table:table-cell table:style-name="ce4"/>
          <table:table-cell table:style-name="ce3"/>
          <table:table-cell table:style-name="ce4"/>
          <table:table-cell table:number-columns-repeated="2" table:style-name="ce11"/>
          <table:table-cell table:style-name="ce4"/>
          <table:table-cell table:number-columns-repeated="2" table:style-name="ce3"/>
          <table:table-cell table:number-columns-repeated="16375"/>
        </table:table-row>
        <table:table-row table:style-name="ro2">
          <table:table-cell table:style-name="ce10"/>
          <table:table-cell table:number-columns-spanned="8" table:number-rows-spanned="1" table:style-name="ce21"/>
          <table:covered-table-cell table:number-columns-repeated="7"/>
          <table:table-cell table:number-columns-repeated="16375"/>
        </table:table-row>
        <table:table-row table:number-rows-repeated="45" table:style-name="ro2">
          <table:table-cell table:number-columns-repeated="4" table:style-name="ce12"/>
          <table:table-cell table:number-columns-repeated="2" table:style-name="ce13"/>
          <table:table-cell table:number-columns-repeated="3" table:style-name="ce12"/>
          <table:table-cell table:number-columns-repeated="16375"/>
        </table:table-row>
        <table:table-row table:number-rows-repeated="4" table:style-name="ro2">
          <table:table-cell table:number-columns-repeated="4" table:style-name="ce12"/>
          <table:table-cell table:number-columns-repeated="2" table:style-name="ce14"/>
          <table:table-cell table:number-columns-repeated="3" table:style-name="ce12"/>
          <table:table-cell table:number-columns-repeated="16375"/>
        </table:table-row>
        <table:table-row table:number-rows-repeated="104839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uji</meta:initial-creator>
    <dc:creator>buji</dc:creator>
    <meta:creation-date>2021-11-09T19:06:41Z</meta:creation-date>
    <dc:date>2021-11-10T03:21:48Z</dc:date>
    <meta:editing-cycles>7</meta:editing-cycles>
    <meta:editing-duration>PT4404S</meta:editing-duration>
  </office:meta>
</office:document-meta>
</file>